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F0000006F5D37E2476E5C376F.png" manifest:media-type="image/png"/>
  <manifest:file-entry manifest:full-path="Pictures/10000201000000FA0000014B709025866AD18C6B.png" manifest:media-type="image/png"/>
  <manifest:file-entry manifest:full-path="Pictures/1000185800000B7900000B7926A485A37AA73191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2" svg:font-family="Consolas" style:font-adornments="Regular" style:font-family-generic="modern" style:font-pitch="fixed"/>
    <style:font-face style:name="Consolas3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ee6ef" draw:textarea-horizontal-align="justify" draw:textarea-vertical-align="middle" draw:auto-grow-height="false" fo:min-height="1.45cm" fo:min-width="18.5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8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528cm" fo:min-width="0.278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dee6ef" draw:textarea-horizontal-align="justify" draw:textarea-vertical-align="middle" draw:auto-grow-height="false" fo:min-height="0.85cm" fo:min-width="3.6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b4c7dc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05cm"/>
    </style:style>
    <style:style style:name="gr9" style:family="graphic" style:parent-style-name="standard">
      <style:graphic-properties draw:stroke="none" svg:stroke-width="0.018cm" svg:stroke-color="#000000" draw:marker-start-width="0.227cm" draw:marker-end-width="0.227cm" draw:fill-color="#5983b0" draw:textarea-horizontal-align="justify" draw:textarea-vertical-align="middle" draw:auto-grow-height="false" fo:min-height="0.832cm" fo:min-width="13.982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draw:stroke="none" draw:fill-color="#dddddd" draw:textarea-horizontal-align="justify" draw:textarea-vertical-align="middle" draw:auto-grow-height="false" fo:min-height="0.246cm" fo:min-width="0cm"/>
      <style:paragraph-properties style:writing-mode="lr-tb"/>
    </style:style>
    <style:style style:name="gr11" style:family="graphic" style:parent-style-name="standard">
      <style:graphic-properties draw:stroke="none" draw:fill-color="#dee6ef" draw:textarea-horizontal-align="justify" draw:textarea-vertical-align="middle" draw:auto-grow-height="false" fo:min-height="0.85cm" fo:min-width="18.5cm"/>
    </style:style>
    <style:style style:name="gr12" style:family="graphic" style:parent-style-name="standard">
      <style:graphic-properties draw:stroke="solid" svg:stroke-width="0.018cm" svg:stroke-color="#000000" draw:marker-start-width="0.227cm" draw:marker-end-width="0.227cm" draw:fill="none" draw:fill-color="#eeeeee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dddddd" draw:auto-grow-height="false" fo:min-height="0cm" fo:min-width="0.038cm" fo:wrap-option="wrap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6" style:family="graphic" style:parent-style-name="standard">
      <style:graphic-properties draw:stroke="none" draw:fill="solid" draw:fill-color="#b2b2b2" draw:opacity="50%" draw:textarea-horizontal-align="justify" draw:textarea-vertical-align="middle" draw:auto-grow-height="false" fo:min-height="0.528cm" fo:min-width="0.27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textarea-horizontal-align="justify" draw:textarea-vertical-align="middle" draw:auto-grow-height="false" fo:min-height="0.174cm" fo:min-width="0cm" draw:shadow="hidden"/>
    </style:style>
    <style:style style:name="gr19" style:family="graphic" style:parent-style-name="standard">
      <style:graphic-properties draw:stroke="none" draw:textarea-horizontal-align="justify" draw:textarea-vertical-align="middle" draw:auto-grow-height="false" fo:min-height="0.148cm" fo:min-width="0.045cm"/>
    </style:style>
    <style:style style:name="gr20" style:family="graphic" style:parent-style-name="standard">
      <style:graphic-properties draw:textarea-horizontal-align="justify" draw:textarea-vertical-align="middle" draw:auto-grow-height="false" fo:min-height="0.174cm" fo:min-width="0cm" draw:shadow="visible" draw:shadow-offset-x="0.035cm" draw:shadow-offset-y="0.035cm" draw:shadow-opacity="50%"/>
    </style:style>
    <style:style style:name="P1" style:family="paragraph">
      <loext:graphic-properties draw:fill-color="#dee6e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fo:text-align="center" style:writing-mode="lr-tb"/>
      <style:text-properties fo:color="#ffffff" fo:font-size="18pt" fo:language="zxx" fo:country="none" style:language-asian="zxx" style:country-asian="none" style:language-complex="zxx" style:country-complex="none"/>
    </style:style>
    <style:style style:name="P7" style:family="paragraph">
      <loext:graphic-properties draw:fill="solid" draw:fill-color="#b2b2b2"/>
      <style:paragraph-properties fo:text-align="center" style:writing-mode="lr-tb"/>
      <style:text-properties fo:color="#ffffff" fo:font-size="18pt" fo:language="zxx" fo:country="none" style:language-asian="zxx" style:country-asian="none" style:language-complex="zxx" style:country-complex="none"/>
    </style:style>
    <style:style style:name="P8" style:family="paragraph">
      <style:paragraph-properties fo:text-align="start"/>
      <style:text-properties fo:font-size="14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dee6ef"/>
      <style:paragraph-properties fo:text-align="start"/>
      <style:text-properties fo:font-size="14pt" fo:language="zxx" fo:country="none" style:language-asian="zxx" style:country-asian="none" style:language-complex="zxx" style:country-complex="none"/>
    </style:style>
    <style:style style:name="P10" style:family="paragraph">
      <loext:graphic-properties draw:fill-color="#b4c7dc"/>
      <style:paragraph-properties fo:text-align="start"/>
      <style:text-properties fo:font-size="14pt" fo:language="zxx" fo:country="none" style:language-asian="zxx" style:country-asian="none" style:language-complex="zxx" style:country-complex="none"/>
    </style:style>
    <style:style style:name="P11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2" style:family="paragraph">
      <style:paragraph-properties fo:text-align="start"/>
      <style:text-properties fo:color="#ffffff" fo:font-size="14pt" fo:language="zxx" fo:country="none" style:language-asian="zxx" style:country-asian="none" style:language-complex="zxx" style:country-complex="none"/>
    </style:style>
    <style:style style:name="P13" style:family="paragraph">
      <loext:graphic-properties draw:fill-color="#5983b0"/>
      <style:paragraph-properties fo:text-align="start"/>
      <style:text-properties fo:color="#ffffff" fo:font-size="14pt" fo:language="zxx" fo:country="none" style:language-asian="zxx" style:country-asian="none" style:language-complex="zxx" style:country-complex="none"/>
    </style:style>
    <style:style style:name="P14" style:family="paragraph">
      <loext:graphic-properties draw:fill-color="#ddddd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5" style:family="paragraph">
      <loext:graphic-properties draw:fill="none" draw:fill-color="#eeeeee"/>
      <style:paragraph-properties fo:text-align="start"/>
      <style:text-properties fo:font-size="14pt" fo:language="zxx" fo:country="none" style:language-asian="zxx" style:country-asian="none" style:language-complex="zxx" style:country-complex="none"/>
    </style:style>
    <style:style style:name="P16" style:family="paragraph">
      <loext:graphic-properties draw:fill-color="#dddddd"/>
    </style:style>
    <style:style style:name="P17" style:family="paragraph">
      <loext:graphic-properties draw:fill="solid" draw:fill-color="#b2b2b2" draw:opacity="50%"/>
      <style:paragraph-properties fo:text-align="center" style:writing-mode="lr-tb"/>
      <style:text-properties fo:color="#ffffff" fo:font-size="18pt" fo:language="zxx" fo:country="none" style:language-asian="zxx" style:country-asian="none" style:language-complex="zxx" style:country-complex="none"/>
    </style:style>
    <style:style style:name="P18" style:family="paragraph">
      <loext:graphic-properties draw:fill="none" draw:fill-color="#ffffff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2" style:family="text">
      <style:text-properties fo:color="#ffffff" fo:font-size="18pt"/>
    </style:style>
    <style:style style:name="T3" style:family="text">
      <style:text-properties fo:font-size="14pt"/>
    </style:style>
    <style:style style:name="T4" style:family="text">
      <style:text-properties fo:color="#ffffff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.49cm" svg:y1="1.579cm" svg:x2="2.2cm" svg:y2="1.579cm">
            <text:p/>
          </draw:line>
          <draw:line draw:style-name="gr2" draw:text-style-name="P2" draw:layer="layout" svg:x1="1.49cm" svg:y1="1.865cm" svg:x2="2.2cm" svg:y2="1.865cm">
            <text:p/>
          </draw:line>
          <draw:line draw:style-name="gr2" draw:text-style-name="P2" draw:layer="layout" svg:x1="1.49cm" svg:y1="2.122cm" svg:x2="2.2cm" svg:y2="2.122cm">
            <text:p/>
          </draw:line>
        </draw:g>
        <draw:frame draw:style-name="gr3" draw:text-style-name="P4" draw:layer="layout" svg:width="4.8cm" svg:height="1.1cm" svg:x="2.7cm" svg:y="1.3cm">
          <draw:text-box>
            <text:p text:style-name="P3"><text:span text:style-name="T1">BookMARKER</text:span></text:p>
          </draw:text-box>
        </draw:frame>
        <draw:frame draw:style-name="gr4" draw:text-style-name="P5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5" draw:text-style-name="P7" draw:layer="layout" svg:width="1.1cm" svg:height="1.1cm" svg:x="17cm" svg:y="1.3cm">
          <text:p text:style-name="P6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4.1cm" svg:height="1.1cm" svg:x="1cm" svg:y="4.5cm">
          <text:p text:style-name="P8"><text:span text:style-name="T3">Favourite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1cm" svg:height="1.1cm" svg:x="1cm" svg:y="5.6cm">
          <text:p text:style-name="P8"><text:span text:style-name="T3">Popula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1cm" svg:height="1.1cm" svg:x="1cm" svg:y="6.7cm">
          <text:p text:style-name="P8"><text:span text:style-name="T3">Off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1cm" svg:height="1.1cm" svg:x="1cm" svg:y="7.8cm">
          <text:p text:style-name="P8"><text:span text:style-name="T3">Develop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1cm" svg:height="0.5cm" draw:transform="rotate (1.5699236621689) translate (4.599cm 5.6cm)">
          <text:p/>
          <draw:enhanced-geometry svg:viewBox="0 0 21600 21600" draw:glue-points="?f0 0 ?f1 10800 0 21600 10800 21600 21600 21600 ?f7 10800" draw:text-areas="?f1 10800 ?f2 18000 ?f3 7200 ?f4 21600" draw:type="isosceles-triangle" draw:modifiers="10765.29810781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14.5cm" svg:height="1.1cm" svg:x="5.5cm" svg:y="3.4cm">
          <text:p text:style-name="P12"><text:span text:style-name="T4">Bootstrap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cm" svg:height="0.7cm" svg:x="19.1cm" svg:y="3.6cm">
          <text:p text:style-name="P11">x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14" draw:layer="layout" svg:width="0.7cm" svg:height="0.7cm" svg:x="18.2cm" svg:y="3.6cm">
          <text:p text:style-name="P11">/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9" draw:text-style-name="P13" draw:layer="layout" svg:width="14.5cm" svg:height="1.1cm" svg:x="5.5cm" svg:y="4.7cm">
          <text:p text:style-name="P12"><text:span text:style-name="T4">Office VP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cm" svg:height="0.7cm" svg:x="19.1cm" svg:y="4.9cm">
          <text:p text:style-name="P11">x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14" draw:layer="layout" svg:width="0.7cm" svg:height="0.7cm" svg:x="18.2cm" svg:y="4.9cm">
          <text:p text:style-name="P11">/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9" draw:text-style-name="P13" draw:layer="layout" svg:width="14.5cm" svg:height="1.1cm" svg:x="5.5cm" svg:y="6cm">
          <text:p text:style-name="P12"><text:span text:style-name="T4">Goog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cm" svg:height="0.7cm" svg:x="19.1cm" svg:y="6.2cm">
          <text:p text:style-name="P11">x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14" draw:layer="layout" svg:width="0.7cm" svg:height="0.7cm" svg:x="18.2cm" svg:y="6.2cm">
          <text:p text:style-name="P11">/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9" draw:text-style-name="P13" draw:layer="layout" svg:width="14.5cm" svg:height="1.1cm" svg:x="5.5cm" svg:y="7.3cm">
          <text:p text:style-name="P12"><text:span text:style-name="T4">AWS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cm" svg:height="0.7cm" svg:x="19.1cm" svg:y="7.5cm">
          <text:p text:style-name="P11">x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14" draw:layer="layout" svg:width="0.7cm" svg:height="0.7cm" svg:x="18.2cm" svg:y="7.5cm">
          <text:p text:style-name="P11">/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1cm" svg:height="1.1cm" svg:x="1cm" svg:y="3.4cm">
          <text:p text:style-name="P8"><text:span text:style-name="T3">Search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0.826cm" svg:height="0.826cm" svg:x="4.1cm" svg:y="3.474cm">
          <draw:image xlink:href="Pictures/1000185800000B7900000B7926A485A37AA73191.svg" xlink:type="simple" xlink:show="embed" xlink:actuate="onLoad" loext:mime-type="image/svg+xml">
            <text:p/>
          </draw:image>
          <draw:image xlink:href="Pictures/100002010000006F0000006F5D37E2476E5C376F.png" xlink:type="simple" xlink:show="embed" xlink:actuate="onLoad" loext:mime-type="image/png"/>
        </draw:frame>
        <draw:custom-shape draw:style-name="gr14" draw:text-style-name="P16" draw:layer="layout" svg:width="0.7cm" svg:height="0.7cm" svg:x="17.3cm" svg:y="3.6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14" draw:text-style-name="P16" draw:layer="layout" svg:width="0.7cm" svg:height="0.7cm" svg:x="17.3cm" svg:y="4.9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14" draw:text-style-name="P16" draw:layer="layout" svg:width="0.7cm" svg:height="0.7cm" svg:x="17.3cm" svg:y="6.2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14" draw:text-style-name="P16" draw:layer="layout" svg:width="0.7cm" svg:height="0.7cm" svg:x="17.3cm" svg:y="7.5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</draw:page>
      <draw:page draw:name="Settings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8cm" svg:height="1.1cm" svg:x="2.7cm" svg:y="1.3cm">
          <draw:text-box>
            <text:p text:style-name="P3"><text:span text:style-name="T1">BookMARKER</text:span></text:p>
          </draw:text-box>
        </draw:frame>
        <draw:frame draw:style-name="gr15" draw:text-style-name="P5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16" draw:text-style-name="P17" draw:layer="layout" svg:width="1.1cm" svg:height="1.1cm" svg:x="17cm" svg:y="1.3cm">
          <text:p text:style-name="P6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3" draw:text-style-name="P18" draw:layer="layout" svg:width="3.9cm" svg:height="1.1cm" svg:x="2.2cm" svg:y="3.8cm">
          <draw:text-box>
            <text:p text:style-name="P3">Dark Mode</text:p>
          </draw:text-box>
        </draw:frame>
        <draw:custom-shape draw:style-name="gr17" draw:text-style-name="P11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path draw:style-name="gr18" draw:text-style-name="P11" draw:layer="layout" svg:width="0.231cm" svg:height="0.398cm" svg:x="7.768cm" svg:y="4.151cm" svg:viewBox="0 0 232 399" svg:d="M232 200c0 35-10 69-28 100-18 30-44 55-75 73-31 17-66 26-102 26s-36-399 0-399 71 9 102 27c31 17 57 42 75 73 18 30 28 65 28 100z">
            <text:p/>
          </draw:path>
          <draw:path draw:style-name="gr18" draw:text-style-name="P11" draw:layer="layout" svg:width="0.231cm" svg:height="0.398cm" svg:x="7.086cm" svg:y="4.15cm" svg:viewBox="0 0 232 399" svg:d="M0 200c0 35 9 69 27 100 18 30 44 55 75 73 32 17 67 26 103 26s36-399 0-399-71 9-103 27c-31 17-57 42-75 73-18 30-27 65-27 100z">
            <text:p/>
          </draw:path>
          <draw:custom-shape draw:style-name="gr19" draw:text-style-name="P11" draw:layer="layout" svg:width="0.545cm" svg:height="0.398cm" svg:x="7.25cm" svg:y="4.151cm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11" draw:layer="layout" svg:width="0.6cm" svg:height="0.6cm" svg:x="6.886cm" svg:y="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2" svg:font-family="Consolas" style:font-adornments="Regular" style:font-family-generic="modern" style:font-pitch="fixed"/>
    <style:font-face style:name="Consolas3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nsolas2" fo:font-family="Consolas" style:font-style-name="Regular" style:font-family-generic="modern" style:font-pitch="fixed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Gavin Dalton</meta:initial-creator>
    <meta:creation-date>2021-02-10T10:03:09.641000000</meta:creation-date>
    <meta:generator>LibreOffice/6.4.4.2$Windows_X86_64 LibreOffice_project/3d775be2011f3886db32dfd395a6a6d1ca2630ff</meta:generator>
    <dc:date>2021-02-10T15:28:24.488000000</dc:date>
    <dc:creator>Gavin Dalton</dc:creator>
    <meta:editing-duration>PT3H8M30S</meta:editing-duration>
    <meta:editing-cycles>24</meta:editing-cycles>
    <meta:document-statistic meta:object-count="44"/>
  </office:meta>
</office:document-meta>
</file>